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f0cbf"/>
    </style:style>
    <style:style style:name="P2" style:family="paragraph" style:parent-style-name="Standard">
      <style:text-properties officeooo:paragraph-rsid="001ff655"/>
    </style:style>
    <style:style style:name="P3" style:family="paragraph" style:parent-style-name="Standard">
      <style:text-properties officeooo:paragraph-rsid="00213a0d"/>
    </style:style>
    <style:style style:name="P4" style:family="paragraph" style:parent-style-name="Standard">
      <style:text-properties officeooo:paragraph-rsid="00218eb7"/>
    </style:style>
    <style:style style:name="P5" style:family="paragraph" style:parent-style-name="Standard">
      <style:text-properties officeooo:paragraph-rsid="0022ce69"/>
    </style:style>
    <style:style style:name="P6" style:family="paragraph" style:parent-style-name="Standard">
      <style:text-properties officeooo:paragraph-rsid="00238236"/>
    </style:style>
    <style:style style:name="P7" style:family="paragraph" style:parent-style-name="Standard">
      <style:text-properties officeooo:paragraph-rsid="00256f2d"/>
    </style:style>
    <style:style style:name="P8" style:family="paragraph" style:parent-style-name="Standard">
      <style:text-properties officeooo:paragraph-rsid="0026d47d"/>
    </style:style>
    <style:style style:name="P9" style:family="paragraph" style:parent-style-name="Standard">
      <style:text-properties officeooo:paragraph-rsid="002879c2"/>
    </style:style>
    <style:style style:name="P10" style:family="paragraph" style:parent-style-name="Standard">
      <style:text-properties officeooo:paragraph-rsid="00292032"/>
    </style:style>
    <style:style style:name="T1" style:family="text">
      <style:text-properties officeooo:rsid="001f0cbf"/>
    </style:style>
    <style:style style:name="T2" style:family="text">
      <style:text-properties officeooo:rsid="001ff655"/>
    </style:style>
    <style:style style:name="T3" style:family="text">
      <style:text-properties officeooo:rsid="00213a0d"/>
    </style:style>
    <style:style style:name="T4" style:family="text">
      <style:text-properties officeooo:rsid="00218eb7"/>
    </style:style>
    <style:style style:name="T5" style:family="text">
      <style:text-properties officeooo:rsid="0022ce69"/>
    </style:style>
    <style:style style:name="T6" style:family="text">
      <style:text-properties officeooo:rsid="00238236"/>
    </style:style>
    <style:style style:name="T7" style:family="text">
      <style:text-properties officeooo:rsid="00256f2d"/>
    </style:style>
    <style:style style:name="T8" style:family="text">
      <style:text-properties officeooo:rsid="0026d47d"/>
    </style:style>
    <style:style style:name="T9" style:family="text">
      <style:text-properties officeooo:rsid="002879c2"/>
    </style:style>
    <style:style style:name="T10" style:family="text">
      <style:text-properties officeooo:rsid="00292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Recent activity:</text:span></text:p>
      <text:p text:style-name="P1"><text:span text:style-name="T1">- UW grant for data science</text:span></text:p>
      <text:p text:style-name="P1"><text:span text:style-name="T1">- Paul Allen Institute for AI</text:span></text:p>
      <text:p text:style-name="P1"><text:span text:style-name="T1">- 15 Northwest startups</text:span></text:p>
      <text:p text:style-name="P1"><text:span text:style-name="T1"/></text:p>
      <text:p text:style-name="P1"><text:span text:style-name="T1">Jeremy Jaech - SNUPI</text:span></text:p>
      <text:p text:style-name="P1"><text:span text:style-name="T1"/></text:p>
      <text:p text:style-name="P1"><text:span text:style-name="T1">Seattle: has the talent, research, funding</text:span></text:p>
      <text:p text:style-name="P1"><text:span text:style-name="T1">recent drivers for advancing data science: sensors, formats, storage, bandwidth, algorithms</text:span></text:p>
      <text:p text:style-name="P1"><text:span text:style-name="T1"/></text:p>
      <text:p text:style-name="P1"><text:span text:style-name="T1">Sensors collecting data, a lot more sensors today than in the past</text:span></text:p>
      <text:p text:style-name="P1"><text:span text:style-name="T1">- but each sensor only collects a small amount of data apiece now, but will increase in the future</text:span></text:p>
      <text:p text:style-name="P1"><text:span text:style-name="T1">- sensors (machine-collected data): more data than human-generated</text:span></text:p>
      <text:p text:style-name="P1"><text:span text:style-name="T1">- take a lot of samples, triage data to filter out noise</text:span></text:p>
      <text:p text:style-name="P1"><text:span text:style-name="T1">- SNUPI: sensors on electrical wires collecting noise data</text:span></text:p>
      <text:p text:style-name="P1"><text:span text:style-name="T1">- metadata stored in MongoDB, binary data stored in Amazon AWS, JavaScript to visualize</text:span></text:p>
      <text:p text:style-name="P1"><text:span text:style-name="T1"/></text:p>
      <text:p text:style-name="P1"><text:span text:style-name="T1">One alert requires lots of processing</text:span></text:p>
      <text:p text:style-name="P1"><text:span text:style-name="T1">- hub analyzes 45 MB dara per day</text:span></text:p>
      <text:p text:style-name="P1"><text:span text:style-name="T1">- sends a few 100 bytes to cloud of “meaningful events” per day</text:span></text:p>
      <text:p text:style-name="P1"><text:span text:style-name="T1">- about 1 out of 100 events is incident-worthy</text:span></text:p>
      <text:p text:style-name="P1"><text:span text:style-name="T1"/></text:p>
      <text:p text:style-name="P1"><text:span text:style-name="T1">Analysis:</text:span></text:p>
      <text:p text:style-name="P1"><text:span text:style-name="T1">- fresh data kept for display/alerting</text:span></text:p>
      <text:p text:style-name="P1"><text:span text:style-name="T1">- older data is archived</text:span></text:p>
      <text:p text:style-name="P1"><text:span text:style-name="T1">- machine learning</text:span></text:p>
      <text:p text:style-name="P1"><text:span text:style-name="T1">- deviations are reported</text:span></text:p>
      <text:p text:style-name="P1"><text:span text:style-name="T1"/></text:p>
      <text:p text:style-name="P1"><text:span text:style-name="T1">Seattle: 36,560 software devs</text:span></text:p>
      <text:p text:style-name="P1"><text:span text:style-name="T1">Silicon Valley: 24,160 software devs</text:span></text:p>
      <text:p text:style-name="P1"><text:span text:style-name="T1"/></text:p>
      <text:p text:style-name="P1"><text:span text:style-name="T1">Advice for big data startups: Is your solution capable of moving up-market over time?</text:span></text:p>
      <text:p text:style-name="P1"><text:span text:style-name="T1"/></text:p>
      <text:p text:style-name="P1"><text:span text:style-name="T1">Tim – Madrona Partners</text:span></text:p>
      <text:p text:style-name="P1"><text:span text:style-name="T1">Stephen – Context Relevant</text:span></text:p>
      <text:p text:style-name="P1"><text:span text:style-name="T1"/></text:p>
      <text:p text:style-name="P1"><text:span text:style-name="T1">Context Relevant: 40K speed-up of data analytics so business can ask questions of data faster</text:span></text:p>
      <text:p text:style-name="P1"><text:span text:style-name="T1"/></text:p>
      <text:p text:style-name="P1"><text:span text:style-name="T1">usability: current big data tools meant for the small set of experts, so goal is to make tools usable for more people</text:span></text:p>
      <text:p text:style-name="P1"><text:span text:style-name="T1"/></text:p>
      <text:p text:style-name="P1"><text:span text:style-name="T1">used by: hedge funds, San Diego Padres (sports teams have lots of data)</text:span></text:p>
      <text:p text:style-name="P1"><text:span text:style-name="T1"/></text:p>
      <text:p text:style-name="P1"><text:span text:style-name="T1">examples of what do we do for financial service companies?</text:span></text:p>
      <text:p text:style-name="P1"><text:span text:style-name="T1">1. no one could compute the liabilities that Wall Street companies had. <text:s/>Used to take 30 days to calculate risk estimation. <text:s/>Now takes 1 hour.</text:span></text:p>
      <text:p text:style-name="P1"><text:span text:style-name="T1">2. analyze data from CRM's to help sales teams target their sales pitches</text:span></text:p>
      <text:p text:style-name="P1"><text:span text:style-name="T1"/></text:p>
      <text:p text:style-name="P1"><text:span text:style-name="T1">for online companies:</text:span></text:p>
      <text:p text:style-name="P1"><text:soft-page-break/><text:span text:style-name="T1">1. which cat picture generates the most hits?</text:span></text:p>
      <text:p text:style-name="P1"><text:span text:style-name="T1">2. prevent “flash fraud” (because of analytics automation)</text:span></text:p>
      <text:p text:style-name="P1"><text:span text:style-name="T1"/></text:p>
      <text:p text:style-name="P1"><text:span text:style-name="T1">- Seattle has strong distributed systems engineering</text:span></text:p>
      <text:p text:style-name="P1"><text:span text:style-name="T1">- machine learning is a distributed system problem</text:span></text:p>
      <text:p text:style-name="P1"><text:span text:style-name="T1">- distributed systems allow automation of analytics process</text:span></text:p>
      <text:p text:style-name="P1"><text:span text:style-name="T1"/></text:p>
      <text:p text:style-name="P1"><text:span text:style-name="T1">- allow startups to “fail faster”</text:span></text:p>
      <text:p text:style-name="P1"><text:span text:style-name="T1">- usually takes ~9 months to complete a project to make money from collected data</text:span></text:p>
      <text:p text:style-name="P1"><text:span text:style-name="T1"/></text:p>
      <text:p text:style-name="P1"><text:span text:style-name="T1">Big Data Tools and Platforms (panel)</text:span></text:p>
      <text:p text:style-name="P1"><text:span text:style-name="T1"/></text:p>
      <text:p text:style-name="P1"><text:span text:style-name="T1">- most big data problems are about aggregation, so aggregate faster</text:span></text:p>
      <text:p text:style-name="P1"><text:span text:style-name="T1">- Tableau: focused on people, one thing for machine to learn something, another thing for people to learn something</text:span></text:p>
      <text:p text:style-name="P1"><text:span text:style-name="T1"/></text:p>
      <text:p text:style-name="P1"><text:span text:style-name="T1">- General Electric sells engines, but makes more money on selling engine data for servicing those engines</text:span></text:p>
      <text:p text:style-name="P1"><text:span text:style-name="T1"/></text:p>
      <text:p text:style-name="P1"><text:span text:style-name="T1">What are customers' reactions to big data?</text:span></text:p>
      <text:p text:style-name="P1"><text:span text:style-name="T1">- social media data fused with a variety of other data</text:span></text:p>
      <text:p text:style-name="P1"><text:span text:style-name="T1">- example: fuse social media data with weather data</text:span></text:p>
      <text:p text:style-name="P1"><text:span text:style-name="T1">- Tableau: empower normal people to use big data, not just data scientists</text:span></text:p>
      <text:p text:style-name="P1"><text:span text:style-name="T1">- power and ease of use has classically been in opposition</text:span></text:p>
      <text:p text:style-name="P1"><text:span text:style-name="T1">- Qumulo: example: pajamas for kids collect data for the parents</text:span></text:p>
      <text:p text:style-name="P1"><text:span text:style-name="T1">- example: Monsanto analyzes plot of land to figure out how much seed, fertilizer, and pesticides to use</text:span></text:p>
      <text:p text:style-name="P1"><text:span text:style-name="T1"/></text:p>
      <text:p text:style-name="P1"><text:span text:style-name="T1">Cloud storage</text:span></text:p>
      <text:p text:style-name="P1"><text:span text:style-name="T1">- take more time for adoption</text:span></text:p>
      <text:p text:style-name="P1"><text:span text:style-name="T1">- internal clouds first, for security reasons</text:span></text:p>
      <text:p text:style-name="P1"><text:span text:style-name="T1"/></text:p>
      <text:p text:style-name="P1"><text:span text:style-name="T1">Challenges/opportunities</text:span></text:p>
      <text:p text:style-name="P1"><text:span text:style-name="T1">- applications that are using data get replaced quickly (~ every 3 months)</text:span></text:p>
      <text:p text:style-name="P1"><text:span text:style-name="T1">- so data tools need to keep up</text:span></text:p>
      <text:p text:style-name="P1"><text:span text:style-name="T1">- storage issues</text:span></text:p>
      <text:p text:style-name="P1"><text:span text:style-name="T1">- data integration: from different sources</text:span></text:p>
      <text:p text:style-name="P1"><text:span text:style-name="T1">- data only means something in the context of other data</text:span></text:p>
      <text:p text:style-name="P1"><text:span text:style-name="T1"/></text:p>
      <text:p text:style-name="P1"><text:span text:style-name="T1">Seattle has talent</text:span></text:p>
      <text:p text:style-name="P1"><text:span text:style-name="T1">- also has companies that need data analyzed: e.g. Amazon, Beoing</text:span></text:p>
      <text:p text:style-name="P1"><text:span text:style-name="T1">- startups wouldn't work anywhere else</text:span></text:p>
      <text:p text:style-name="P1"><text:span text:style-name="T1">- has a focus on software, depth of talent (esp. database devs, cluster devs)</text:span></text:p>
      <text:p text:style-name="P1"><text:span text:style-name="T1"/></text:p>
      <text:p text:style-name="P1"><text:span text:style-name="T1">Gamification of data?</text:span></text:p>
      <text:p text:style-name="P1"><text:span text:style-name="T1">- game development has taught a lot about data UX</text:span></text:p>
      <text:p text:style-name="P1"><text:span text:style-name="T1"/></text:p>
      <text:p text:style-name="P1"><text:span text:style-name="T1">Steve Silwa – Seeq</text:span></text:p>
      <text:p text:style-name="P1"><text:span text:style-name="T1"/></text:p>
      <text:p text:style-name="P1"><text:span text:style-name="T1">- transform industrial process data into actionable intelligence</text:span></text:p>
      <text:p text:style-name="P1"><text:soft-page-break/><text:span text:style-name="T1">- continuous streams of data</text:span></text:p>
      <text:p text:style-name="P1"><text:span text:style-name="T1"/></text:p>
      <text:p text:style-name="P1"><text:span text:style-name="T1">- data streams (sensors, etc.)</text:span></text:p>
      <text:p text:style-name="P1"><text:span text:style-name="T1">- contextual data (events, assets, etc.)</text:span></text:p>
      <text:p text:style-name="P1"><text:span text:style-name="T1">- business rules (alerts, financial, etc.)</text:span></text:p>
      <text:p text:style-name="P1"><text:span text:style-name="T1"/></text:p>
      <text:p text:style-name="P1"><text:span text:style-name="T1">drowning in data, starving for information</text:span></text:p>
      <text:p text:style-name="P1"><text:span text:style-name="T1"/></text:p>
      <text:p text:style-name="P2"><text:span text:style-name="T2">conventional approach to asking questions of data</text:span></text:p>
      <text:p text:style-name="P2"><text:span text:style-name="T2">- takes days, weeks, months</text:span></text:p>
      <text:p text:style-name="P2"><text:span text:style-name="T2">- locate data, validate, cleanse, analyze</text:span></text:p>
      <text:p text:style-name="P2"><text:span text:style-name="T2">- need to speed this up</text:span></text:p>
      <text:p text:style-name="P2"><text:span text:style-name="T2"/></text:p>
      <text:p text:style-name="P2"><text:span text:style-name="T2">how big data tools help:</text:span></text:p>
      <text:p text:style-name="P2"><text:span text:style-name="T2">- add structure after collection</text:span></text:p>
      <text:p text:style-name="P2"><text:span text:style-name="T2">- connect relationships</text:span></text:p>
      <text:p text:style-name="P2"><text:span text:style-name="T2">- indexing to predict answers</text:span></text:p>
      <text:p text:style-name="P2"><text:span text:style-name="T2">- well-suited to the cloud</text:span></text:p>
      <text:p text:style-name="P2"><text:span text:style-name="T2">- knowledge capture and learning</text:span></text:p>
      <text:p text:style-name="P2"><text:span text:style-name="T2"/></text:p>
      <text:p text:style-name="P2"><text:span text:style-name="T2">transform industrial data to actionable intelligence</text:span></text:p>
      <text:p text:style-name="P2"><text:span text:style-name="T2">make data-driven decisions faster</text:span></text:p>
      <text:p text:style-name="P2"><text:span text:style-name="T2"/></text:p>
      <text:p text:style-name="P2"><text:span text:style-name="T2">Stan Humphries – Zillow – chief economist</text:span></text:p>
      <text:p text:style-name="P2"><text:span text:style-name="T2"/></text:p>
      <text:p text:style-name="P3"><text:span text:style-name="T3">the evolution of a big data business, 2006+</text:span></text:p>
      <text:p text:style-name="P3"><text:span text:style-name="T3"/></text:p>
      <text:p text:style-name="P3"><text:span text:style-name="T3">Zillow 1.0:</text:span></text:p>
      <text:p text:style-name="P3"><text:span text:style-name="T3">- gather as much publicly available real estate data</text:span></text:p>
      <text:p text:style-name="P3"><text:span text:style-name="T3">- make it easy for consumers to interact with this data</text:span></text:p>
      <text:p text:style-name="P3"><text:span text:style-name="T3">- Zestimate: fair-market estimate for every home</text:span></text:p>
      <text:p text:style-name="P3"><text:span text:style-name="T3">- Home Value Index, Rental Index</text:span></text:p>
      <text:p text:style-name="P3"><text:span text:style-name="T3">- calculate negative equity (aggregated by neighborhood, zip code, county, etc.)</text:span></text:p>
      <text:p text:style-name="P3"><text:span text:style-name="T3">- calculate break-even horizons (how many years until flipping a house breaks even)</text:span></text:p>
      <text:p text:style-name="P3"><text:span text:style-name="T3"/></text:p>
      <text:p text:style-name="P3"><text:span text:style-name="T3">Zillow 2.0: (2008-2011)</text:span></text:p>
      <text:p text:style-name="P3"><text:span text:style-name="T3">- ingest listing data, ingest mortgage data</text:span></text:p>
      <text:p text:style-name="P3"><text:span text:style-name="T3">- this data allows analysis of the market</text:span></text:p>
      <text:p text:style-name="P3"><text:span text:style-name="T3">- calculate how fast are homes selling</text:span></text:p>
      <text:p text:style-name="P3"><text:span text:style-name="T3">- 20-30 million mortgage quotes per month</text:span></text:p>
      <text:p text:style-name="P3"><text:span text:style-name="T3"/></text:p>
      <text:p text:style-name="P3"><text:span text:style-name="T3">Zillow 3.0:</text:span></text:p>
      <text:p text:style-name="P3"><text:span text:style-name="T3">- consumers start to engage with the platform</text:span></text:p>
      <text:p text:style-name="P3"><text:span text:style-name="T3">- mine user interaction data, use it to predict home sales (example: which neighborhoods are viewed the most)</text:span></text:p>
      <text:p text:style-name="P3"><text:span text:style-name="T3"/></text:p>
      <text:p text:style-name="P3"><text:span text:style-name="T3">data wants to be free</text:span></text:p>
      <text:p text:style-name="P3"><text:span text:style-name="T3">create business models to support that</text:span></text:p>
      <text:p text:style-name="P3"><text:span text:style-name="T3">if you don't, someone else will</text:span></text:p>
      <text:p text:style-name="P3"><text:soft-page-break/><text:span text:style-name="T3">(different than charging to collect and share data)</text:span></text:p>
      <text:p text:style-name="P3"><text:span text:style-name="T3"/></text:p>
      <text:p text:style-name="P3"><text:span text:style-name="T3">2 axes to consider:</text:span></text:p>
      <text:p text:style-name="P3"><text:span text:style-name="T3">- sophistication (data, information, insight)</text:span></text:p>
      <text:p text:style-name="P3"><text:span text:style-name="T3">- scale</text:span></text:p>
      <text:p text:style-name="P3"><text:span text:style-name="T3"/></text:p>
      <text:p text:style-name="P3"><text:span text:style-name="T3">examples:</text:span></text:p>
      <text:p text:style-name="P3"><text:span text:style-name="T3">- sophistication: calculate affordability</text:span></text:p>
      <text:p text:style-name="P3"><text:span text:style-name="T3">- scale: collect sale prices</text:span></text:p>
      <text:p text:style-name="P3"><text:span text:style-name="T3">- combined: Zestimates</text:span></text:p>
      <text:p text:style-name="P3"><text:span text:style-name="T3"/></text:p>
      <text:p text:style-name="P3"><text:span text:style-name="T3">goal: be in top-right corner, large scale and highly sophisticated</text:span></text:p>
      <text:p text:style-name="P3"><text:span text:style-name="T3"/></text:p>
      <text:p text:style-name="P3"><text:span text:style-name="T3">when user base grows, and scale of data grows, your product will change</text:span></text:p>
      <text:p text:style-name="P3"><text:span text:style-name="T3">example: Twitter</text:span></text:p>
      <text:p text:style-name="P3"><text:span text:style-name="T3"/></text:p>
      <text:p text:style-name="P3"><text:span text:style-name="T3">sensors on potential buyers to follow them through a home, predict who will buy first</text:span></text:p>
      <text:p text:style-name="P3"><text:span text:style-name="T3">something like this already exists in the retail space</text:span></text:p>
      <text:p text:style-name="P3"><text:span text:style-name="T3"/></text:p>
      <text:p text:style-name="P4"><text:span text:style-name="T4">Big Data Applications: Use Your Imagination (panel)</text:span></text:p>
      <text:p text:style-name="P4"><text:span text:style-name="T4"/></text:p>
      <text:p text:style-name="P5"><text:span text:style-name="T5">Inrix:</text:span></text:p>
      <text:p text:style-name="P5"><text:span text:style-name="T5">- predictive analysis for consumers, “what will traffic be like tomorrow?”</text:span></text:p>
      <text:p text:style-name="P5"><text:span text:style-name="T5">- also for government: “what happens if we put a road here?”</text:span></text:p>
      <text:p text:style-name="P5"><text:span text:style-name="T5"/></text:p>
      <text:p text:style-name="P5"><text:span text:style-name="T5">Socrata:</text:span></text:p>
      <text:p text:style-name="P5"><text:span text:style-name="T5">- help governments get data, then private companies like Zillow or Inrix can use it</text:span></text:p>
      <text:p text:style-name="P5"><text:span text:style-name="T5">- also helps governments solve problems</text:span></text:p>
      <text:p text:style-name="P5"><text:span text:style-name="T5">- example: NYC prevention of clogged sewers</text:span></text:p>
      <text:p text:style-name="P5"><text:span text:style-name="T5">- 3 main data sets: location of sewers, restaurant inspection data, location of trees</text:span></text:p>
      <text:p text:style-name="P5"><text:span text:style-name="T5">- by figuring out who throws grease down drains and where leaves accumulate, reduced clogged sewers by 90%</text:span></text:p>
      <text:p text:style-name="P5"><text:span text:style-name="T5"/></text:p>
      <text:p text:style-name="P6"><text:span text:style-name="T6">Globys:</text:span></text:p>
      <text:p text:style-name="P6"><text:span text:style-name="T6">- big data is not transforming the scientific method</text:span></text:p>
      <text:p text:style-name="P6"><text:span text:style-name="T6">- more like myth-busting, example: in marketing, there are lots of accepted myths, but data proves otherwise</text:span></text:p>
      <text:p text:style-name="P6"><text:span text:style-name="T6">- big data says nothing about causality</text:span></text:p>
      <text:p text:style-name="P6"><text:span text:style-name="T6"/></text:p>
      <text:p text:style-name="P7"><text:span text:style-name="T7">Privacy issues</text:span></text:p>
      <text:p text:style-name="P7"><text:span text:style-name="T7">- pre-publishing of government data before it goes online</text:span></text:p>
      <text:p text:style-name="P7"><text:span text:style-name="T7">- need to check the “mosaic effect” of disparate data sets</text:span></text:p>
      <text:p text:style-name="P7"><text:span text:style-name="T7">- right now err on the side of caution, but we will see more government data coming online soon</text:span></text:p>
      <text:p text:style-name="P7"><text:span text:style-name="T7">- in this day and age, consumers are comfortable giving up privacy in exchange for services</text:span></text:p>
      <text:p text:style-name="P7"><text:span text:style-name="T7">- in Europe, people allowed to ask companies for the data that is being collected on them</text:span></text:p>
      <text:p text:style-name="P7"><text:span text:style-name="T7">- fine line of being “creepy”</text:span></text:p>
      <text:p text:style-name="P7"><text:span text:style-name="T7"/></text:p>
      <text:p text:style-name="P7"><text:span text:style-name="T7">Transform government</text:span></text:p>
      <text:p text:style-name="P7"><text:span text:style-name="T7">- example: put data online, private business then provides the “last mile” for services</text:span></text:p>
      <text:p text:style-name="P7"><text:soft-page-break/><text:span text:style-name="T7"/></text:p>
      <text:p text:style-name="P7"><text:span text:style-name="T7">Open data results in less stupid stuff happening:</text:span></text:p>
      <text:p text:style-name="P7"><text:span text:style-name="T7">- example: no more “bridges to nowhere”</text:span></text:p>
      <text:p text:style-name="P7"><text:span text:style-name="T7">- example: realtors can't deceive you</text:span></text:p>
      <text:p text:style-name="P7"><text:span text:style-name="T7"/></text:p>
      <text:p text:style-name="P7"><text:span text:style-name="T7">More work to be done on useable machine learning tools</text:span></text:p>
      <text:p text:style-name="P7"><text:span text:style-name="T7">example: “real-time Hadoop” (billion-dollar start-up idea)</text:span></text:p>
      <text:p text:style-name="P7"><text:span text:style-name="T7"/></text:p>
      <text:p text:style-name="P7"><text:span text:style-name="T7">data transparency is eliminating the middle man</text:span></text:p>
      <text:p text:style-name="P7"><text:span text:style-name="T7"/></text:p>
      <text:p text:style-name="P8"><text:span text:style-name="T8">Data-driven Science: New Arrows in the Researcher's Quiver (panel)</text:span></text:p>
      <text:p text:style-name="P8"><text:span text:style-name="T8"/></text:p>
      <text:p text:style-name="P8"><text:span text:style-name="T8">- better storage, processing, sensors, etc.</text:span></text:p>
      <text:p text:style-name="P8"><text:span text:style-name="T8">- Seattle owns the cloud: Amazon, Microsoft, Google</text:span></text:p>
      <text:p text:style-name="P8"><text:span text:style-name="T8">- has potential to own analytics</text:span></text:p>
      <text:p text:style-name="P8"><text:span text:style-name="T8"/></text:p>
      <text:p text:style-name="P8"><text:span text:style-name="T8">4 paradigms of discovery:</text:span></text:p>
      <text:p text:style-name="P8"><text:span text:style-name="T8">- observation</text:span></text:p>
      <text:p text:style-name="P8"><text:span text:style-name="T8">- theory</text:span></text:p>
      <text:p text:style-name="P8"><text:span text:style-name="T8">- computational science</text:span></text:p>
      <text:p text:style-name="P8"><text:span text:style-name="T8">- data-intensive discovery</text:span></text:p>
      <text:p text:style-name="P8"><text:span text:style-name="T8"/></text:p>
      <text:p text:style-name="P8"><text:span text:style-name="T8">cost of collection data has fallen to zero</text:span></text:p>
      <text:p text:style-name="P8"><text:span text:style-name="T8"/></text:p>
      <text:p text:style-name="P8"><text:span text:style-name="T8">current skills gap:</text:span></text:p>
      <text:p text:style-name="P8"><text:span text:style-name="T8">- data awareness in research lifecycle</text:span></text:p>
      <text:p text:style-name="P8"><text:span text:style-name="T8">- new role should emerge: Chief Data Officer</text:span></text:p>
      <text:p text:style-name="P8"><text:span text:style-name="T8">- structure and relationships of data</text:span></text:p>
      <text:p text:style-name="P8"><text:span text:style-name="T8"/></text:p>
      <text:p text:style-name="P8"><text:span text:style-name="T8">build machines that tell stories about data</text:span></text:p>
      <text:p text:style-name="P8"><text:span text:style-name="T8">- visualizations</text:span></text:p>
      <text:p text:style-name="P8"><text:span text:style-name="T8">- teach machines by observing how people use these visualization tools</text:span></text:p>
      <text:p text:style-name="P8"><text:span text:style-name="T8"/></text:p>
      <text:p text:style-name="P8"><text:span text:style-name="T8">science is current siloed</text:span></text:p>
      <text:p text:style-name="P8"><text:span text:style-name="T8">- impacts the tools: tools are too narrow for specific domains</text:span></text:p>
      <text:p text:style-name="P8"><text:span text:style-name="T8">- need to better capture scientific workflow</text:span></text:p>
      <text:p text:style-name="P8"><text:span text:style-name="T8">- publications should include data so that research can be reproducable</text:span></text:p>
      <text:p text:style-name="P8"><text:span text:style-name="T8"/></text:p>
      <text:p text:style-name="P8"><text:span text:style-name="T8">researchers will be more incentivized to share data in order to increase speed of research</text:span></text:p>
      <text:p text:style-name="P8"><text:span text:style-name="T8">traditionally, researchers protect and horde their data so that they can get exclusive discovery</text:span></text:p>
      <text:p text:style-name="P8"><text:span text:style-name="T8"/></text:p>
      <text:p text:style-name="P8"><text:span text:style-name="T8">Oren Etzioni – Allen Institute for Artificial Intelligence – Executive Director</text:span></text:p>
      <text:p text:style-name="P8"><text:span text:style-name="T8"/></text:p>
      <text:p text:style-name="P8"><text:span text:style-name="T8">The Future of Big Text</text:span></text:p>
      <text:p text:style-name="P9"><text:span text:style-name="T9"/></text:p>
      <text:p text:style-name="P9"><text:span text:style-name="T9">the next big thing is text, not databases</text:span></text:p>
      <text:p text:style-name="P9"><text:span text:style-name="T9">- search for “good margaritas” on yelp, only searches for existence of words</text:span></text:p>
      <text:p text:style-name="P9"><text:span text:style-name="T9">- possible solution: extract key values</text:span></text:p>
      <text:p text:style-name="P9"><text:span text:style-name="T9">- “dim sum” = “delicious”, “server” = “rude”</text:span></text:p>
      <text:p text:style-name="P9"><text:soft-page-break/><text:span text:style-name="T9"/></text:p>
      <text:p text:style-name="P9"><text:span text:style-name="T9">Why is this tough?</text:span></text:p>
      <text:p text:style-name="P9"><text:span text:style-name="T9"/></text:p>
      <text:p text:style-name="P9"><text:span text:style-name="T9">1. ambiguity of text</text:span></text:p>
      <text:p text:style-name="P9"><text:span text:style-name="T9">- “prostitutes appeal to pope”</text:span></text:p>
      <text:p text:style-name="P9"><text:span text:style-name="T9">- “home safe” vs. “safe home”</text:span></text:p>
      <text:p text:style-name="P9"><text:span text:style-name="T9"/></text:p>
      <text:p text:style-name="P9"><text:span text:style-name="T9">2. meaning is often implicit</text:span></text:p>
      <text:p text:style-name="P9"><text:span text:style-name="T9"/></text:p>
      <text:p text:style-name="P9"><text:span text:style-name="T9">3. background knowledge is essential</text:span></text:p>
      <text:p text:style-name="P9"><text:span text:style-name="T9">- “the pig is in the pen” (pen like the writing instrument?)</text:span></text:p>
      <text:p text:style-name="P9"><text:span text:style-name="T9">- “the ball crashed through the table because it was made of styrofoam” (what is it? <text:s/>table or ball?)</text:span></text:p>
      <text:p text:style-name="P9"><text:span text:style-name="T9">- “the ball crashed through the table because it was made of steel” (what is it? <text:s/>table or ball?)</text:span></text:p>
      <text:p text:style-name="P9"><text:span text:style-name="T9"/></text:p>
      <text:p text:style-name="P10"><text:span text:style-name="T10">Watson is not perfect</text:span></text:p>
      <text:p text:style-name="P10"><text:span text:style-name="T10"/></text:p>
      <text:p text:style-name="P10"><text:span text:style-name="T10">data mining</text:span></text:p>
      <text:p text:style-name="P10"><text:span text:style-name="T10">- would you bet your life on it?</text:span></text:p>
      <text:p text:style-name="P10"><text:span text:style-name="T10">- future: results will be good enough and explicable</text:span></text:p>
      <text:p text:style-name="P10"><text:span text:style-name="T10"/></text:p>
      <text:p text:style-name="P10"><text:span text:style-name="T10">big data, not blind data</text:span></text:p>
      <text:p text:style-name="P10"><text:span text:style-name="T10"/></text:p>
      <text:p text:style-name="P10"><text:span text:style-name="T10">combine textual analysis with other analysis:</text:span></text:p>
      <text:p text:style-name="P10"><text:span text:style-name="T10">- temporal</text:span></text:p>
      <text:p text:style-name="P10"><text:span text:style-name="T10">- geo-spatial</text:span></text:p>
      <text:p text:style-name="P10"><text:span text:style-name="T10">- statistical</text:span></text:p>
      <text:p text:style-name="P1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1:16:11</meta:creation-date>
    <dc:date>2013-11-20T12:27:19</dc:date>
    <meta:editing-duration>PT35M7S</meta:editing-duration>
    <meta:editing-cycles>9</meta:editing-cycles>
    <meta:generator>LibreOffice/4.0.2.2$MacOSX_x86 LibreOffice_project/4c82dcdd6efcd48b1d8bba66bfe1989deee49c3</meta:generator>
    <meta:document-statistic meta:table-count="0" meta:image-count="0" meta:object-count="0" meta:page-count="6" meta:paragraph-count="195" meta:word-count="1516" meta:character-count="9056" meta:non-whitespace-character-count="7724"/>
  </office:meta>
</office:document-meta>
</file>